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0711" officeooo:paragraph-rsid="000c0711"/>
    </style:style>
    <style:style style:name="P2" style:family="paragraph" style:parent-style-name="Standard" style:list-style-name="L1">
      <style:text-properties officeooo:rsid="000c0711" officeooo:paragraph-rsid="000c0711"/>
    </style:style>
    <style:style style:name="P3" style:family="paragraph" style:parent-style-name="Standard">
      <style:text-properties officeooo:rsid="000cab76" officeooo:paragraph-rsid="000cab76"/>
    </style:style>
    <style:style style:name="P4" style:family="paragraph" style:parent-style-name="Standard" style:list-style-name="L2">
      <style:text-properties officeooo:rsid="000cab76" officeooo:paragraph-rsid="000cab76"/>
    </style:style>
    <style:style style:name="P5" style:family="paragraph" style:parent-style-name="Standard" style:list-style-name="L2">
      <style:text-properties officeooo:rsid="000e5d9e" officeooo:paragraph-rsid="000e5d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user:</text:p>
      <text:list xml:id="list1432585856639798879" text:style-name="L1">
        <text:list-item>
          <text:p text:style-name="P2">-d = un usuario puede crear bases de datos</text:p>
        </text:list-item>
        <text:list-item>
          <text:p text:style-name="P2">-D = un usuario no puede crear bases de datos</text:p>
        </text:list-item>
        <text:list-item>
          <text:p text:style-name="P2">-p = asigna una contraseña al usuario</text:p>
        </text:list-item>
        <text:list-item>
          <text:p text:style-name="P2">-l = puede loguearse (predeterminado)</text:p>
        </text:list-item>
        <text:list-item>
          <text:p text:style-name="P2">-L = no puede loguearse</text:p>
        </text:list-item>
        <text:list-item>
          <text:p text:style-name="P2">-r = puede crear otros usuarios</text:p>
        </text:list-item>
        <text:list-item>
          <text:p text:style-name="P2">-R = no puede crear otros usuarios (predeterminado)</text:p>
        </text:list-item>
        <text:list-item>
          <text:p text:style-name="P2">-s = superusuario</text:p>
        </text:list-item>
        <text:list-item>
          <text:p text:style-name="P2">-S = no superusuario (predeterminado)</text:p>
        </text:list-item>
      </text:list>
      <text:p text:style-name="P1"/>
      <text:p text:style-name="P3">Role(perfil)</text:p>
      <text:list xml:id="list6906395434447497194" text:style-name="L2">
        <text:list-item>
          <text:p text:style-name="P4">perfiles( facturacion, contabilidad, almacen, nominas, direccion)</text:p>
        </text:list-item>
        <text:list-item>
          <text:p text:style-name="P4">facturacion (tablas que puede leer: articulos, facturas, clientes,…)</text:p>
        </text:list-item>
        <text:list-item>
          <text:p text:style-name="P4">almacen (tablas que puede leer: articulos, proveedores,…)</text:p>
        </text:list-item>
        <text:list-item>
          <text:p text:style-name="P4">nominas (tablas que puede leer: empleados,…)</text:p>
        </text:list-item>
        <text:list-item>
          <text:p text:style-name="P5">CREATEUSER de comando de linux hace un create role de sq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7:27:00.071639877</meta:creation-date>
    <dc:date>2017-03-22T19:31:28.530901136</dc:date>
    <meta:editing-duration>PT1H33M5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12" meta:character-count="649" meta:non-whitespace-character-count="567"/>
  </office:meta>
</office:document-meta>
</file>